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6.15cm" fo:min-width="26.2cm"/>
    </style:style>
    <style:style style:name="gr2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3" style:family="graphic" style:parent-style-name="objectwithoutfill">
      <style:graphic-properties svg:stroke-color="#000000" draw:fill="solid" draw:fill-color="#000000" draw:textarea-vertical-align="middle"/>
    </style:style>
    <style:style style:name="gr4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gr5" style:family="graphic" style:parent-style-name="objectwithoutfill">
      <style:graphic-properties svg:stroke-width="2.258cm" svg:stroke-color="#ffffff" draw:marker-start-width="3.587cm" draw:marker-end-width="3.587cm" draw:fill="solid" draw:textarea-vertical-align="middle" fo:padding-top="1.254cm" fo:padding-bottom="1.254cm" fo:padding-left="1.379cm" fo:padding-right="1.379cm"/>
    </style:style>
    <style:style style:name="gr6" style:family="graphic" style:parent-style-name="objectwithoutfill">
      <style:graphic-properties svg:stroke-width="1.27cm" svg:stroke-color="#ff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6.7cm" svg:height="26.4cm" svg:x="-0.2cm" svg:y="-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3" draw:text-style-name="P3" draw:layer="layout" svg:width="6.299cm" svg:height="11.999cm" svg:x="5.2cm" svg:y="7cm" svg:viewBox="0 0 6300 12000" draw:points="0,3600 3500,3600 6300,0 6300,12000 3500,8400 0,8400">
            <text:p/>
          </draw:polygon>
          <draw:path draw:style-name="gr4" draw:text-style-name="P4" draw:layer="layout" svg:width="5.934cm" svg:height="2.454cm" draw:transform="rotate (-1.31493105845253) translate (13.6815393775501cm 9.66939014085012cm)" svg:viewBox="0 0 5935 2455" svg:d="M0 911c506-1935 6433-488 5901 1544">
            <text:p/>
          </draw:path>
          <draw:path draw:style-name="gr4" draw:text-style-name="P4" draw:layer="layout" svg:width="9.245cm" svg:height="3.834cm" draw:transform="skewX (0.00244346095279208) rotate (-1.31370932797613) translate (15.9738217885465cm 7.74240226268308cm)" svg:viewBox="0 0 9246 3835" svg:d="M0 1420c786-3019 10019-754 9194 2415">
            <text:p/>
          </draw:path>
          <draw:path draw:style-name="gr4" draw:text-style-name="P4" draw:layer="layout" svg:width="12.013cm" svg:height="4.655cm" draw:transform="skewX (-0.0343829862642883) rotate (-1.33203528512207) translate (18.6603463828444cm 6.23486070210256cm)" svg:viewBox="0 0 12014 4656" svg:d="M0 1723c1018-3664 13016-915 11947 2933">
            <text:p/>
          </draw:path>
        </draw:g>
        <draw:line draw:style-name="gr5" draw:text-style-name="P4" draw:layer="layout" svg:x1="19.5cm" svg:y1="6.1cm" svg:x2="5.8cm" svg:y2="19.8cm">
          <text:p/>
        </draw:line>
        <draw:line draw:style-name="gr6" draw:text-style-name="P4" draw:layer="layout" svg:x1="19.5cm" svg:y1="6.1cm" svg:x2="5.8cm" svg:y2="19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7T11:30:24.180000000</dc:date>
    <meta:editing-duration>PT26M5S</meta:editing-duration>
    <meta:editing-cycles>7</meta:editing-cycles>
    <meta:generator>LibreOffice/6.3.2.2$Windows_X86_64 LibreOffice_project/98b30e735bda24bc04ab42594c85f7fd8be07b9c</meta:generator>
    <meta:document-statistic meta:object-count="9"/>
  </office:meta>
</office:document-meta>
</file>